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fo:text-align="center" style:justify-single-word="false"/>
      <style:text-properties officeooo:rsid="0005cc8d" officeooo:paragraph-rsid="0005cc8d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>
      <style:text-properties officeooo:paragraph-rsid="0005cc8d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P12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cc8d"/>
    </style:style>
    <style:style style:name="T3" style:family="text">
      <style:text-properties officeooo:rsid="0006ee9a"/>
    </style:style>
    <style:style style:name="T4" style:family="text">
      <style:text-properties officeooo:rsid="00086a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3"/><text:span text:style-name="T1"><text:s/>Word Families 3 <text:s text:c="45"/>K. AHMADI</text:span></text:p>
      <text:p text:style-name="P2"><text:span text:style-name="T2">1- </text:span>Like no other member we have ever employed, Maria exercised a --------<text:span text:style-name="T3">C</text:span>-------- influence on the firm</text:p>
      <text:list text:style-name="L1">
        <text:list-header>
          <text:p text:style-name="P3"><text:span text:style-name="T2">a-</text:span> dominance  <text:s text:c="2"/><text:span text:style-name="T2">b- </text:span>dominate<text:bookmark text:name="Q_0_2"/> <text:s text:c="5"/><text:span text:style-name="T2">c- </text:span>dominant<text:bookmark text:name="Q_0_3"/><text:bookmark text:name="Q_0"/> <text:s text:c="6"/><text:span text:style-name="T2">d- </text:span>dominantly</text:p>
          <text:p text:style-name="P3"/>
        </text:list-header>
      </text:list>
      <text:p text:style-name="Text_20_body"><text:bookmark text:name="Q_1"/><text:span text:style-name="T2">2- </text:span>The recommendation, which was faxed by the president herself, was ------<text:span text:style-name="T3">D</text:span>------ to the success of the merger.</text:p>
      <text:list text:style-name="L2">
        <text:list-header>
          <text:p text:style-name="P4"><text:span text:style-name="T2">a- </text:span> criticism <text:s text:c="5"/><text:span text:style-name="T2">b- </text:span> critique <text:s text:c="5"/><text:span text:style-name="T2">c- </text:span> critic<text:bookmark text:name="Q_1_3"/><text:bookmark text:name="Q_11"/> <text:s text:c="5"/><text:span text:style-name="T2">d- </text:span>critical</text:p>
          <text:p text:style-name="P4"/>
        </text:list-header>
      </text:list>
      <text:p text:style-name="P5"><text:bookmark text:name="Q_2"/><text:span text:style-name="T2">3- </text:span>Fortunately, his response ---------<text:span text:style-name="T3">C</text:span>------- the board members, and the meeting was finally adjourned.</text:p>
      <text:p text:style-name="P5"><text:bookmark text:name="Q_2_01"/><text:span text:style-name="T2">a-</text:span>  satisfaction <text:s text:c="4"/><text:span text:style-name="T2">b- </text:span> satisfactory<text:bookmark text:name="Q_2_2"/> <text:s text:c="4"/><text:span text:style-name="T2">c- </text:span>satisfied <text:s text:c="4"/><text:span text:style-name="T2">d- </text:span> satisfactorily</text:p>
      <text:p text:style-name="Text_20_body"><text:bookmark text:name="Q_3"/><text:span text:style-name="T2">4- </text:span>While it may have seemed like we were being overly critical in our evaluation, the client's ----------<text:span text:style-name="T3">B</text:span>-------- was rewarded in the end.</text:p>
      <text:list text:style-name="L3">
        <text:list-header>
          <text:p text:style-name="P6"><text:span text:style-name="T2">a-</text:span> persistence<text:bookmark text:name="Q_3_1"/> <text:s text:c="5"/><text:span text:style-name="T2">b- </text:span>persistently <text:s text:c="4"/><text:span text:style-name="T2">c-</text:span> persist<text:bookmark text:name="Q_3_3"/><text:bookmark text:name="Q_31"/> <text:s text:c="5"/><text:span text:style-name="T2">d- </text:span>persistent</text:p>
          <text:p text:style-name="P6"/>
        </text:list-header>
      </text:list>
      <text:p text:style-name="Text_20_body"><text:bookmark text:name="Q_4"/><text:span text:style-name="T2">5- </text:span>An experienced ------------<text:span text:style-name="T3">D</text:span>---------- will explain the new system to the trainees during our technical tutorial.</text:p>
      <text:list text:style-name="L4">
        <text:list-header>
          <text:p text:style-name="P7"><text:bookmark text:name="Q_4_01"/><text:span text:style-name="T2">a- </text:span>operatic <text:s text:c="3"/><text:span text:style-name="T2">b- </text:span> operation   <text:s text:c="4"/><text:span text:style-name="T2">c- </text:span>operate<text:bookmark text:name="Q_4_3"/><text:bookmark text:name="Q_41"/> <text:s text:c="5"/><text:span text:style-name="T2">d- </text:span>operator</text:p>
          <text:p text:style-name="P7"/>
        </text:list-header>
      </text:list>
      <text:p text:style-name="Text_20_body"><text:bookmark text:name="Q_5"/><text:span text:style-name="T2">6- </text:span>As is the case with the parking garage entrance, the front doors are run --------<text:span text:style-name="T3">B</text:span>--------, not manually.</text:p>
      <text:list text:style-name="L5">
        <text:list-header>
          <text:p text:style-name="P8"><text:span text:style-name="T2">a-</text:span> electric <text:s text:c="4"/><text:span text:style-name="T2">b- </text:span> electronically<text:bookmark text:name="Q_5_2"/> <text:s text:c="4"/><text:span text:style-name="T2">c- </text:span>electrical<text:bookmark text:name="Q_5_3"/><text:bookmark text:name="Q_51"/> <text:s text:c="4"/><text:span text:style-name="T2">d- </text:span>electron</text:p>
          <text:p text:style-name="P8"/>
        </text:list-header>
      </text:list>
      <text:p text:style-name="Text_20_body"><text:bookmark text:name="Q_6"/><text:span text:style-name="T2">7- </text:span>While she ---------<text:span text:style-name="T4">D</text:span>-------- in systems analysis, we sometimes call on her to speak at client workshops as well.</text:p>
      <text:list text:style-name="L6">
        <text:list-header>
          <text:p text:style-name="P9"><text:span text:style-name="T2">a-</text:span> specialist<text:bookmark text:name="Q_6_1"/> <text:s text:c="5"/><text:span text:style-name="T2">b- </text:span>specialisation <text:s text:c="5"/><text:span text:style-name="T2">c-</text:span> specials <text:s text:c="5"/><text:span text:style-name="T2">d-</text:span> specializes</text:p>
          <text:p text:style-name="P9"/>
        </text:list-header>
      </text:list>
      <text:p text:style-name="Text_20_body"><text:bookmark text:name="Q_7"/><text:span text:style-name="T2">8- </text:span>The last ---------<text:span text:style-name="T4">A</text:span>--------- has made its bid, so let's choose the one to hire.</text:p>
      <text:list text:style-name="L7">
        <text:list-header>
          <text:p text:style-name="P10"><text:span text:style-name="T2">a-</text:span> contractor<text:bookmark text:name="Q_7_1"/> <text:s text:c="4"/><text:span text:style-name="T2">b-</text:span>  contractive<text:bookmark text:name="Q_7_2"/> <text:s text:c="4"/><text:span text:style-name="T2">c-</text:span>  contraction <text:s text:c="4"/><text:span text:style-name="T2">d-</text:span> contract</text:p>
          <text:p text:style-name="P10"/>
        </text:list-header>
      </text:list>
      <text:p text:style-name="Text_20_body"><text:bookmark text:name="Q_8"/><text:span text:style-name="T2">9- </text:span>The --------<text:span text:style-name="T3">C</text:span>--------- person to lead the staff out of the building in an emergency is the person sitting closest to the exit.</text:p>
      <text:list text:style-name="L8">
        <text:list-header>
          <text:p text:style-name="P11"><text:bookmark text:name="Q_8_01"/><text:span text:style-name="T2">a- </text:span>designation<text:bookmark text:name="Q_8_1"/> <text:s text:c="4"/><text:span text:style-name="T2">b- </text:span>designator <text:s text:c="4"/><text:span text:style-name="T2">c- </text:span> designated<text:bookmark text:name="Q_8_3"/><text:bookmark text:name="Q_81"/> <text:s text:c="4"/><text:span text:style-name="T2">d- </text:span>designative</text:p>
          <text:p text:style-name="P11"/>
        </text:list-header>
      </text:list>
      <text:p text:style-name="Text_20_body"><text:bookmark text:name="Q_9"/><text:span text:style-name="T2">10- </text:span>It is risky to ----------<text:span text:style-name="T3">C</text:span>---------- for huge profits without a cash reserve.</text:p>
      <text:list text:style-name="L9">
        <text:list-header>
          <text:p text:style-name="P12"><text:bookmark text:name="Q_9_01"/><text:span text:style-name="T2">a- </text:span>speculators<text:bookmark text:name="Q_9_1"/> <text:s text:c="4"/><text:span text:style-name="T2">b- </text:span>speculative <text:s text:c="3"/><text:span text:style-name="T2">c-</text:span> speculate<text:bookmark text:name="Q_9_3"/> <text:s text:c="4"/><text:span text:style-name="T2">d- </text:span>speculation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1-06T14:34:41.750000000</meta:creation-date>
    <meta:print-date>2017-11-06T14:42:09.293000000</meta:print-date>
    <dc:date>2025-11-20T11:27:22.480351046</dc:date>
    <meta:editing-duration>PT13M2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29" meta:word-count="289" meta:character-count="1926" meta:non-whitespace-character-count="1434"/>
  </office:meta>
</office:document-meta>
</file>